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5a10d" officeooo:paragraph-rsid="0035a10d"/>
    </style:style>
    <style:style style:name="P2" style:family="paragraph" style:parent-style-name="Standard">
      <style:text-properties fo:language="en" fo:country="US"/>
    </style:style>
    <style:style style:name="P3" style:family="paragraph" style:parent-style-name="Standard">
      <style:text-properties fo:language="en" fo:country="US" officeooo:rsid="00180175" officeooo:paragraph-rsid="00180175"/>
    </style:style>
    <style:style style:name="P4" style:family="paragraph" style:parent-style-name="Standard">
      <style:text-properties fo:language="en" fo:country="US" fo:font-weight="bold" officeooo:rsid="002e59e4" officeooo:paragraph-rsid="0023c825" style:font-weight-asian="bold" style:font-weight-complex="bold"/>
    </style:style>
    <style:style style:name="P5" style:family="paragraph" style:parent-style-name="Standard">
      <style:text-properties fo:language="en" fo:country="US" fo:font-weight="bold" officeooo:rsid="002e59e4" officeooo:paragraph-rsid="002e59e4" style:font-weight-asian="bold" style:font-weight-complex="bold"/>
    </style:style>
    <style:style style:name="P6" style:family="paragraph" style:parent-style-name="Standard">
      <style:text-properties fo:language="en" fo:country="US" fo:font-weight="bold" officeooo:rsid="002e59e4" officeooo:paragraph-rsid="0046c0b8" style:font-weight-asian="bold" style:font-weight-complex="bold"/>
    </style:style>
    <style:style style:name="P7" style:family="paragraph" style:parent-style-name="Standard">
      <style:text-properties fo:language="en" fo:country="US" officeooo:paragraph-rsid="002ac388"/>
    </style:style>
    <style:style style:name="P8" style:family="paragraph" style:parent-style-name="Standard">
      <style:text-properties fo:language="en" fo:country="US" officeooo:rsid="002dbe73" officeooo:paragraph-rsid="002e59e4"/>
    </style:style>
    <style:style style:name="P9" style:family="paragraph" style:parent-style-name="Standard">
      <style:text-properties fo:language="en" fo:country="US" officeooo:rsid="00209dc9" officeooo:paragraph-rsid="00209dc9"/>
    </style:style>
    <style:style style:name="P10" style:family="paragraph" style:parent-style-name="Standard">
      <style:text-properties fo:language="en" fo:country="US" officeooo:rsid="00209dc9" officeooo:paragraph-rsid="00222c52"/>
    </style:style>
    <style:style style:name="P11" style:family="paragraph" style:parent-style-name="Standard">
      <style:text-properties fo:language="en" fo:country="US" officeooo:rsid="00209dc9" officeooo:paragraph-rsid="002e59e4"/>
    </style:style>
    <style:style style:name="P12" style:family="paragraph" style:parent-style-name="Standard">
      <style:text-properties fo:language="en" fo:country="US" officeooo:rsid="00209dc9" officeooo:paragraph-rsid="004216be"/>
    </style:style>
    <style:style style:name="P13" style:family="paragraph" style:parent-style-name="Standard">
      <style:text-properties fo:language="en" fo:country="US" officeooo:rsid="002e140b" officeooo:paragraph-rsid="002e59e4"/>
    </style:style>
    <style:style style:name="P14" style:family="paragraph" style:parent-style-name="Standard">
      <style:text-properties fo:language="en" fo:country="US" officeooo:rsid="002e59e4" officeooo:paragraph-rsid="002e59e4"/>
    </style:style>
    <style:style style:name="P15" style:family="paragraph" style:parent-style-name="Standard">
      <style:text-properties fo:language="en" fo:country="US" officeooo:rsid="002e59e4" officeooo:paragraph-rsid="0046c0b8"/>
    </style:style>
    <style:style style:name="P16" style:family="paragraph" style:parent-style-name="Standard">
      <style:text-properties fo:language="en" fo:country="US" officeooo:rsid="002e59e4" officeooo:paragraph-rsid="0046e3fa"/>
    </style:style>
    <style:style style:name="P17" style:family="paragraph" style:parent-style-name="Standard">
      <style:text-properties fo:language="en" fo:country="US" officeooo:rsid="0035a10d" officeooo:paragraph-rsid="0035a10d"/>
    </style:style>
    <style:style style:name="P18" style:family="paragraph" style:parent-style-name="Standard">
      <style:text-properties fo:language="en" fo:country="US" officeooo:rsid="003ace78" officeooo:paragraph-rsid="003ace78"/>
    </style:style>
    <style:style style:name="P19" style:family="paragraph" style:parent-style-name="Standard">
      <style:text-properties fo:language="en" fo:country="US" officeooo:rsid="00404f0d" officeooo:paragraph-rsid="00404f0d"/>
    </style:style>
    <style:style style:name="P20" style:family="paragraph" style:parent-style-name="Standard">
      <style:text-properties fo:language="en" fo:country="US" officeooo:rsid="0045c9e2" officeooo:paragraph-rsid="0045c9e2"/>
    </style:style>
    <style:style style:name="P21" style:family="paragraph" style:parent-style-name="Standard">
      <style:text-properties fo:language="en" fo:country="US" officeooo:rsid="0046e3fa" officeooo:paragraph-rsid="0046e3fa"/>
    </style:style>
    <style:style style:name="P22" style:family="paragraph" style:parent-style-name="Standard">
      <style:text-properties fo:language="en" fo:country="US" officeooo:rsid="0046e3fa" officeooo:paragraph-rsid="005267a0"/>
    </style:style>
    <style:style style:name="P23" style:family="paragraph" style:parent-style-name="Standard">
      <style:text-properties fo:language="en" fo:country="US" officeooo:rsid="00180175" officeooo:paragraph-rsid="004ec973"/>
    </style:style>
    <style:style style:name="P24" style:family="paragraph" style:parent-style-name="Standard">
      <style:text-properties fo:language="en" fo:country="US" officeooo:rsid="00404f0d" officeooo:paragraph-rsid="004ec973"/>
    </style:style>
    <style:style style:name="P25" style:family="paragraph" style:parent-style-name="Standard">
      <style:text-properties fo:language="en" fo:country="US" officeooo:rsid="004ec973" officeooo:paragraph-rsid="004ec973"/>
    </style:style>
    <style:style style:name="P26" style:family="paragraph" style:parent-style-name="Standard">
      <style:text-properties fo:language="en" fo:country="US" officeooo:rsid="002ac388" officeooo:paragraph-rsid="002ac388"/>
    </style:style>
    <style:style style:name="P27" style:family="paragraph" style:parent-style-name="Standard">
      <style:text-properties fo:language="en" fo:country="US" officeooo:rsid="002ac388" officeooo:paragraph-rsid="00507427"/>
    </style:style>
    <style:style style:name="P28" style:family="paragraph" style:parent-style-name="Standard">
      <style:text-properties fo:language="en" fo:country="US" officeooo:rsid="002dbe73" officeooo:paragraph-rsid="002dbe73"/>
    </style:style>
    <style:style style:name="P29" style:family="paragraph" style:parent-style-name="Standard">
      <style:text-properties fo:language="en" fo:country="US" officeooo:rsid="002dbe73" officeooo:paragraph-rsid="00507427"/>
    </style:style>
    <style:style style:name="P30" style:family="paragraph" style:parent-style-name="Standard">
      <style:text-properties fo:language="en" fo:country="US" officeooo:rsid="002dbe73" officeooo:paragraph-rsid="00598b77"/>
    </style:style>
    <style:style style:name="P31" style:family="paragraph" style:parent-style-name="Standard">
      <style:text-properties fo:language="en" fo:country="US" officeooo:rsid="002dbe73" officeooo:paragraph-rsid="005ac1da"/>
    </style:style>
    <style:style style:name="P32" style:family="paragraph" style:parent-style-name="Standard">
      <style:text-properties fo:language="en" fo:country="US" officeooo:rsid="0043f318" officeooo:paragraph-rsid="005147d6"/>
    </style:style>
    <style:style style:name="P33" style:family="paragraph" style:parent-style-name="Standard">
      <style:text-properties fo:language="en" fo:country="US" officeooo:rsid="005147d6" officeooo:paragraph-rsid="005147d6"/>
    </style:style>
    <style:style style:name="P34" style:family="paragraph" style:parent-style-name="Standard">
      <style:text-properties fo:language="en" fo:country="US" officeooo:rsid="00209dc9" officeooo:paragraph-rsid="002e59e4"/>
    </style:style>
    <style:style style:name="P35" style:family="paragraph" style:parent-style-name="Standard">
      <style:text-properties fo:language="en" fo:country="US" officeooo:rsid="00209dc9" officeooo:paragraph-rsid="00530c1a"/>
    </style:style>
    <style:style style:name="P36" style:family="paragraph" style:parent-style-name="Standard">
      <style:text-properties fo:language="en" fo:country="US" officeooo:rsid="00209dc9" officeooo:paragraph-rsid="005ac1da"/>
    </style:style>
    <style:style style:name="P37" style:family="paragraph" style:parent-style-name="Standard">
      <style:text-properties fo:language="en" fo:country="US" officeooo:rsid="0045c9e2" officeooo:paragraph-rsid="00530c1a"/>
    </style:style>
    <style:style style:name="P38" style:family="paragraph" style:parent-style-name="Standard">
      <style:text-properties fo:language="en" fo:country="US" officeooo:rsid="00530c1a" officeooo:paragraph-rsid="00530c1a"/>
    </style:style>
    <style:style style:name="P39" style:family="paragraph" style:parent-style-name="Standard">
      <style:text-properties fo:language="en" fo:country="US" officeooo:rsid="00550ab7" officeooo:paragraph-rsid="00550ab7"/>
    </style:style>
    <style:style style:name="P40" style:family="paragraph" style:parent-style-name="Standard">
      <style:text-properties fo:language="en" fo:country="US" officeooo:rsid="0035a10d" officeooo:paragraph-rsid="002e59e4"/>
    </style:style>
    <style:style style:name="P41" style:family="paragraph" style:parent-style-name="Standard">
      <style:text-properties fo:language="en" fo:country="US" officeooo:rsid="0035a10d" officeooo:paragraph-rsid="0035a10d"/>
    </style:style>
    <style:style style:name="P42" style:family="paragraph" style:parent-style-name="Standard">
      <style:text-properties fo:language="en" fo:country="US" officeooo:rsid="0056f9e1" officeooo:paragraph-rsid="0056f9e1"/>
    </style:style>
    <style:style style:name="P43" style:family="paragraph" style:parent-style-name="Standard" style:list-style-name="L1">
      <style:text-properties fo:language="en" fo:country="US" officeooo:rsid="0056f9e1" officeooo:paragraph-rsid="0056f9e1"/>
    </style:style>
    <style:style style:name="P44" style:family="paragraph" style:parent-style-name="Standard">
      <style:text-properties fo:language="en" fo:country="US" officeooo:rsid="0056f9e1" officeooo:paragraph-rsid="00598b77"/>
    </style:style>
    <style:style style:name="P45" style:family="paragraph" style:parent-style-name="Standard">
      <style:text-properties fo:language="en" fo:country="US" fo:font-weight="bold" officeooo:rsid="0056f9e1" officeooo:paragraph-rsid="0056f9e1" style:font-weight-asian="bold" style:font-weight-complex="bold"/>
    </style:style>
    <style:style style:name="P46" style:family="paragraph" style:parent-style-name="Standard" style:list-style-name="L1">
      <style:text-properties fo:language="en" fo:country="US" fo:font-weight="bold" officeooo:rsid="0056f9e1" officeooo:paragraph-rsid="0056f9e1" style:font-weight-asian="bold" style:font-weight-complex="bold"/>
    </style:style>
    <style:style style:name="P47" style:family="paragraph" style:parent-style-name="Standard">
      <style:text-properties fo:language="en" fo:country="US" fo:font-weight="bold" officeooo:rsid="002ac388" officeooo:paragraph-rsid="002ac388" style:font-weight-asian="bold" style:font-weight-complex="bold"/>
    </style:style>
    <style:style style:name="P48" style:family="paragraph" style:parent-style-name="Standard">
      <style:text-properties fo:language="en" fo:country="US" officeooo:rsid="0058c32d" officeooo:paragraph-rsid="0058c32d"/>
    </style:style>
    <style:style style:name="P49" style:family="paragraph" style:parent-style-name="Standard">
      <style:text-properties fo:language="en" fo:country="US" officeooo:rsid="0058c32d" officeooo:paragraph-rsid="00598b77"/>
    </style:style>
    <style:style style:name="P50" style:family="paragraph" style:parent-style-name="Standard">
      <style:text-properties fo:language="en" fo:country="US" officeooo:rsid="001c27cd" officeooo:paragraph-rsid="001c27cd"/>
    </style:style>
    <style:style style:name="P51" style:family="paragraph" style:parent-style-name="Standard">
      <style:text-properties fo:language="en" fo:country="US" officeooo:rsid="00598b77" officeooo:paragraph-rsid="00598b77"/>
    </style:style>
    <style:style style:name="P52" style:family="paragraph" style:parent-style-name="Standard">
      <style:text-properties officeooo:paragraph-rsid="004ec973"/>
    </style:style>
    <style:style style:name="P53" style:family="paragraph" style:parent-style-name="Standard">
      <style:text-properties officeooo:paragraph-rsid="005147d6"/>
    </style:style>
    <style:style style:name="P54" style:family="paragraph" style:parent-style-name="Text_20_body">
      <style:text-properties fo:language="en" fo:country="US" officeooo:rsid="0056f9e1" officeooo:paragraph-rsid="0056f9e1"/>
    </style:style>
    <style:style style:name="P55" style:family="paragraph" style:parent-style-name="Text_20_body">
      <style:text-properties officeooo:paragraph-rsid="0058c32d"/>
    </style:style>
    <style:style style:name="P56" style:family="paragraph" style:parent-style-name="Text_20_body">
      <style:text-properties style:text-underline-style="solid" style:text-underline-width="auto" style:text-underline-color="font-color" fo:font-weight="normal" officeooo:rsid="0058c32d" officeooo:paragraph-rsid="0058c32d" style:font-weight-asian="normal" style:font-weight-complex="normal"/>
    </style:style>
    <style:style style:name="P57" style:family="paragraph" style:parent-style-name="Text_20_body">
      <style:paragraph-properties fo:margin-top="0in" fo:margin-bottom="0.0181in" loext:contextual-spacing="false" fo:line-height="100%"/>
      <style:text-properties fo:language="en" fo:country="US" fo:font-weight="normal" officeooo:rsid="0056f9e1" officeooo:paragraph-rsid="0058c32d" style:font-weight-asian="normal" style:font-weight-complex="normal"/>
    </style:style>
    <style:style style:name="P58" style:family="paragraph" style:parent-style-name="Heading_20_2" style:list-style-name="">
      <style:text-properties fo:language="en" fo:country="US" officeooo:rsid="00530c1a" officeooo:paragraph-rsid="00550ab7"/>
    </style:style>
    <style:style style:name="P59" style:family="paragraph" style:parent-style-name="Heading_20_2">
      <style:paragraph-properties fo:break-before="page"/>
      <style:text-properties fo:language="en" fo:country="US" officeooo:rsid="00530c1a" officeooo:paragraph-rsid="00550ab7"/>
    </style:style>
    <style:style style:name="P60" style:family="paragraph" style:parent-style-name="Heading_20_1">
      <style:text-properties fo:language="en" fo:country="US"/>
    </style:style>
    <style:style style:name="P61" style:family="paragraph" style:parent-style-name="Heading_20_1" style:list-style-name="">
      <style:text-properties fo:language="en" fo:country="U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style>
    <style:style style:name="P64" style:family="paragraph" style:parent-style-name="Contents_20_1">
      <style:paragraph-properties>
        <style:tab-stops>
          <style:tab-stop style:position="6.6929in" style:type="right" style:leader-style="dotted" style:leader-text="."/>
        </style:tab-stops>
      </style:paragraph-properties>
    </style:style>
    <style:style style:name="P6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370877"/>
    </style:style>
    <style:style style:name="T2" style:family="text">
      <style:text-properties officeooo:rsid="001a45f6"/>
    </style:style>
    <style:style style:name="T3" style:family="text">
      <style:text-properties officeooo:rsid="001d38cb"/>
    </style:style>
    <style:style style:name="T4" style:family="text">
      <style:text-properties officeooo:rsid="00222c52"/>
    </style:style>
    <style:style style:name="T5" style:family="text">
      <style:text-properties officeooo:rsid="0023c825"/>
    </style:style>
    <style:style style:name="T6" style:family="text">
      <style:text-properties officeooo:rsid="002ac388"/>
    </style:style>
    <style:style style:name="T7" style:family="text">
      <style:text-properties fo:font-weight="bold" style:font-weight-asian="bold" style:font-weight-complex="bold"/>
    </style:style>
    <style:style style:name="T8" style:family="text">
      <style:text-properties fo:font-weight="bold" officeooo:rsid="00209dc9" style:font-weight-asian="bold" style:font-weight-complex="bold"/>
    </style:style>
    <style:style style:name="T9" style:family="text">
      <style:text-properties officeooo:rsid="002dbe73"/>
    </style:style>
    <style:style style:name="T10" style:family="text">
      <style:text-properties officeooo:rsid="002e140b"/>
    </style:style>
    <style:style style:name="T11" style:family="text">
      <style:text-properties officeooo:rsid="002e59e4"/>
    </style:style>
    <style:style style:name="T12" style:family="text">
      <style:text-properties fo:language="en" fo:country="US" officeooo:rsid="0030a4f4"/>
    </style:style>
    <style:style style:name="T13" style:family="text">
      <style:text-properties fo:language="en" fo:country="US" officeooo:rsid="00404f0d"/>
    </style:style>
    <style:style style:name="T14" style:family="text">
      <style:text-properties fo:language="en" fo:country="US" officeooo:rsid="004ec973"/>
    </style:style>
    <style:style style:name="T15" style:family="text">
      <style:text-properties fo:language="en" fo:country="US" fo:font-weight="bold" officeooo:rsid="0030a4f4" style:font-weight-asian="bold" style:font-weight-complex="bold"/>
    </style:style>
    <style:style style:name="T16" style:family="text">
      <style:text-properties fo:language="en" fo:country="US" fo:font-weight="bold" officeooo:rsid="004ec973" style:font-weight-asian="bold" style:font-weight-complex="bold"/>
    </style:style>
    <style:style style:name="T17" style:family="text">
      <style:text-properties fo:language="en" fo:country="US" officeooo:rsid="0058d63f"/>
    </style:style>
    <style:style style:name="T18" style:family="text">
      <style:text-properties officeooo:rsid="00340732"/>
    </style:style>
    <style:style style:name="T19" style:family="text">
      <style:text-properties officeooo:rsid="003c45f4"/>
    </style:style>
    <style:style style:name="T20" style:family="text">
      <style:text-properties officeooo:rsid="00404f0d"/>
    </style:style>
    <style:style style:name="T21" style:family="text">
      <style:text-properties officeooo:rsid="004216be"/>
    </style:style>
    <style:style style:name="T22" style:family="text">
      <style:text-properties officeooo:rsid="0043f318"/>
    </style:style>
    <style:style style:name="T23" style:family="text">
      <style:text-properties officeooo:rsid="0046c0b8"/>
    </style:style>
    <style:style style:name="T24" style:family="text">
      <style:text-properties officeooo:rsid="0046e3fa"/>
    </style:style>
    <style:style style:name="T25" style:family="text">
      <style:text-properties officeooo:rsid="0049bfb9"/>
    </style:style>
    <style:style style:name="T26" style:family="text">
      <style:text-properties officeooo:rsid="004a1e2a"/>
    </style:style>
    <style:style style:name="T27" style:family="text">
      <style:text-properties officeooo:rsid="004a5816"/>
    </style:style>
    <style:style style:name="T28" style:family="text">
      <style:text-properties officeooo:rsid="004ec973"/>
    </style:style>
    <style:style style:name="T29" style:family="text">
      <style:text-properties officeooo:rsid="00507427"/>
    </style:style>
    <style:style style:name="T30" style:family="text">
      <style:text-properties officeooo:rsid="005147d6"/>
    </style:style>
    <style:style style:name="T31" style:family="text">
      <style:text-properties officeooo:rsid="005267a0"/>
    </style:style>
    <style:style style:name="T32" style:family="text">
      <style:text-properties officeooo:rsid="00530c1a"/>
    </style:style>
    <style:style style:name="T33" style:family="text">
      <style:text-properties officeooo:rsid="00550ab7"/>
    </style:style>
    <style:style style:name="T34" style:family="text">
      <style:text-properties officeooo:rsid="0055b1d3"/>
    </style:style>
    <style:style style:name="T35" style:family="text">
      <style:text-properties officeooo:rsid="0056f9e1"/>
    </style:style>
    <style:style style:name="T36" style:family="text">
      <style:text-properties officeooo:rsid="0058c32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officeooo:rsid="0058c32d" style:font-weight-asian="normal" style:font-weight-complex="normal"/>
    </style:style>
    <style:style style:name="T39" style:family="text">
      <style:text-properties officeooo:rsid="0058d63f"/>
    </style:style>
    <style:style style:name="T40" style:family="text">
      <style:text-properties officeooo:rsid="00598b7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Nano Simultaneous RFID reader, <text:span text:style-name="T28">ESP32</text:span> <text:span text:style-name="T20">thing</text:span> </text:p>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4"><text:a xlink:type="simple" xlink:href="#__RefHeading___Toc107_2086811642" text:style-name="Index_20_Link" text:visited-style-name="Index_20_Link">1. Background<text:tab/>2</text:a></text:p>
          <text:p text:style-name="P64"><text:a xlink:type="simple" xlink:href="#__RefHeading___Toc123_2086811642" text:style-name="Index_20_Link" text:visited-style-name="Index_20_Link">2. Hardware connection settings<text:tab/>3</text:a></text:p>
          <text:p text:style-name="P65"><text:a xlink:type="simple" xlink:href="#__RefHeading___Toc1055_887030428" text:style-name="Index_20_Link" text:visited-style-name="Index_20_Link">2.1 RFID / NANO reader<text:tab/>3</text:a></text:p>
          <text:p text:style-name="P65"><text:a xlink:type="simple" xlink:href="#__RefHeading___Toc1057_887030428" text:style-name="Index_20_Link" text:visited-style-name="Index_20_Link">2.2 Optional temperature sensor (DS18x20 family)<text:tab/>3</text:a></text:p>
          <text:p text:style-name="P64"><text:a xlink:type="simple" xlink:href="#__RefHeading___Toc346_2494369785" text:style-name="Index_20_Link" text:visited-style-name="Index_20_Link">3. Software drivers<text:tab/>4</text:a></text:p>
          <text:p text:style-name="P65"><text:a xlink:type="simple" xlink:href="#__RefHeading___Toc1067_887030428" text:style-name="Index_20_Link" text:visited-style-name="Index_20_Link">3.1 Array handling<text:tab/>4</text:a></text:p>
          <text:p text:style-name="P65"><text:a xlink:type="simple" xlink:href="#__RefHeading___Toc1069_887030428" text:style-name="Index_20_Link" text:visited-style-name="Index_20_Link">3.2 RFID NANO<text:tab/>4</text:a></text:p>
          <text:p text:style-name="P65"><text:a xlink:type="simple" xlink:href="#__RefHeading___Toc1071_887030428" text:style-name="Index_20_Link" text:visited-style-name="Index_20_Link">3.3 Temperature sensor<text:tab/>4</text:a></text:p>
          <text:p text:style-name="P64"><text:a xlink:type="simple" xlink:href="#__RefHeading___Toc240_2180461087" text:style-name="Index_20_Link" text:visited-style-name="Index_20_Link">4. Program flow<text:tab/>5</text:a></text:p>
          <text:p text:style-name="P65"><text:a xlink:type="simple" xlink:href="#__RefHeading___Toc1016_887030428" text:style-name="Index_20_Link" text:visited-style-name="Index_20_Link">4.1 MUST change parameters<text:tab/>5</text:a></text:p>
          <text:p text:style-name="P65"><text:a xlink:type="simple" xlink:href="#__RefHeading___Toc1018_887030428" text:style-name="Index_20_Link" text:visited-style-name="Index_20_Link">4.2 Optional parameters<text:tab/>5</text:a></text:p>
          <text:p text:style-name="P65"><text:a xlink:type="simple" xlink:href="#__RefHeading___Toc1020_887030428" text:style-name="Index_20_Link" text:visited-style-name="Index_20_Link">4.3 program flow<text:tab/>6</text:a></text:p>
          <text:p text:style-name="P64"><text:a xlink:type="simple" xlink:href="#__RefHeading___Toc1214_2494369785" text:style-name="Index_20_Link" text:visited-style-name="Index_20_Link">5. sub-routine descriptions<text:tab/>7</text:a></text:p>
          <text:p text:style-name="P64"><text:a xlink:type="simple" xlink:href="#__RefHeading___Toc1038_887030428" text:style-name="Index_20_Link" text:visited-style-name="Index_20_Link">Appendix A: changes to ONEWIRE<text:tab/>8</text:a></text:p>
          <text:p text:style-name="P64"><text:a xlink:type="simple" xlink:href="#__RefHeading___Toc1040_887030428" text:style-name="Index_20_Link" text:visited-style-name="Index_20_Link">Appendix B. SoftSerial challenge<text:tab/>9</text:a></text:p>
        </text:index-body>
      </text:table-of-content>
      <text:p text:style-name="P2"/>
      <text:h text:style-name="P63" text:outline-level="1"><text:bookmark-start text:name="__RefHeading___Toc107_2086811642"/><text:span text:style-name="T2">1. </text:span>Background<text:bookmark-end text:name="__RefHeading___Toc107_2086811642"/></text:h>
      <text:p text:style-name="P3"/>
      <text:p text:style-name="P23">I <text:span text:style-name="T39">am starting using</text:span> a<text:span text:style-name="T20">n ESP32 Thing</text:span> because I am a little bit tired of the small RAM size and capabilities on the Arduino Uno. The <text:span text:style-name="T20">ESP32</text:span> provides more ROM, more RAM <text:span text:style-name="T20">and looks very interesting. </text:span></text:p>
      <text:p text:style-name="P3"/>
      <text:p text:style-name="P24"><text:span text:style-name="T25">I was used to the ESP8266 WIFI shield, which runs with AT-commands. But </text:span>I am <text:span text:style-name="T26">extremely</text:span> surprised about the WIFI-capabilities “out of the box” <text:span text:style-name="T25">for the </text:span>ESP32<text:span text:style-name="T25"> Thing</text:span>. I have used the AdvancedWebServer example as a basis. Easy to connect, extend and adjust. <text:span text:style-name="T26">It works MUCH faster and stable than the ESP8266 WIFI shield. </text:span></text:p>
      <text:p text:style-name="P19"/>
      <text:p text:style-name="P52"><text:span text:style-name="T12">Th</text:span><text:span text:style-name="T14">e</text:span><text:span text:style-name="T12"> sketch will connect the ESP32 thing (</text:span><text:a xlink:type="simple" xlink:href="https://www.sparkfun.com/products/13907" text:style-name="Internet_20_link" text:visited-style-name="Visited_20_Internet_20_Link"><text:span text:style-name="T12">https://www.sparkfun.com/products/13907</text:span></text:a><text:span text:style-name="T12">) to the local network as a server and constant tries to read RFID tags with a Sparkfun/nano/simultaneousreader ( </text:span><text:a xlink:type="simple" xlink:href="https://www.sparkfun.com/products/14066" text:style-name="Internet_20_link" text:visited-style-name="Visited_20_Internet_20_Link"><text:span text:style-name="T12">https://www.sparkfun.com/products/14066</text:span></text:a><text:span text:style-name="T12">) as well as check for client connection.</text:span></text:p>
      <text:p text:style-name="P52"><text:span text:style-name="T12">The detected unique EPC's are stored in an array on the board and can be accessed with the following commands:</text:span></text:p>
      <text:p text:style-name="P52"><text:span text:style-name="T12"/></text:p>
      <text:p text:style-name="P52"><text:span text:style-name="T12">epc_cnt <text:s text:c="9"/>: return the number of unique EPC's detected</text:span></text:p>
      <text:p text:style-name="P52"><text:span text:style-name="T12">epc_num <text:s text:c="7"/>: returns the unique EPC numbers comma seperated(EPC NUMBER,)</text:span></text:p>
      <text:p text:style-name="P52"><text:span text:style-name="T12">epc_dct <text:s text:c="9"/>: same as epc_num, but will add to each EPC how often detected (NUMBER:##,)</text:span></text:p>
      <text:p text:style-name="P52"><text:span text:style-name="T12">epc_all <text:s text:c="10"/>: </text:span><text:span text:style-name="T17">perform </text:span><text:span text:style-name="T12">get_cnt + epc_dct commands</text:span></text:p>
      <text:p text:style-name="P52"><text:span text:style-name="T12">epc_clr <text:s text:c="10"/>: will remove the EPC's from the array after the next epc_num command</text:span></text:p>
      <text:p text:style-name="P52"><text:span text:style-name="T12">force_epc_clr : will clear all the EPC's from the array immediately</text:span></text:p>
      <text:p text:style-name="P52"><text:span text:style-name="T12"/></text:p>
      <text:p text:style-name="P52"><text:span text:style-name="T12">Optional if you had also connected a DS18x20 temperature sensor :</text:span></text:p>
      <text:p text:style-name="P52"><text:span text:style-name="T14">tmp</text:span><text:span text:style-name="T12">_c <text:s text:c="8"/>: returns temperature in </text:span><text:span text:style-name="T14">Celsius</text:span></text:p>
      <text:p text:style-name="P52"><text:span text:style-name="T14">tmp</text:span><text:span text:style-name="T12">_f <text:s text:c="8"/>: returns temperature in Fahrenheit</text:span></text:p>
      <text:p text:style-name="P23"/>
      <text:p text:style-name="P25">A similar project I have done on an ESP8266. The challenge with the ESP32 is that this processor has 2 cores/processor. It was much more difficult to get it going. <text:span text:style-name="T34">There is a challenge with the onewire-library (see Appendix A) and also with SoftSerial for the ESP32 (see appendix B)</text:span></text:p>
      <text:p text:style-name="P3"/>
      <text:p text:style-name="P17">Paul van Haastrecht</text:p>
      <text:p text:style-name="P17"><text:span text:style-name="T28">December</text:span> 2018</text:p>
      <text:p text:style-name="P17"/>
      <text:p text:style-name="P51"/>
      <text:p text:style-name="P51"><text:s/>THIS SOFTWARE IS PROVIDED BY THE COPYRIGHT HOLDERS AND CONTRIBUTORS "AS IS" AND ANY EXPRESS OR IMPLIED WARRANTIES, INCLUDING, BUT NOT LIMITED TO, THE IMPLIED <text:s/>WARRANTIES OF MERCHANTABILITY AND FITNESS FOR A PARTICULAR PURPOSE ARE <text:s/>DISCLAIMED. IN NO EVENT SHALL THE COPYRIGHT HOLDER OR CONTRIBUTORS BE LIABLE FOR ANY DIRECT, INDIRECT, INCIDENTAL, SPECIAL, EXEMPLARY, OR CONSEQUENTIAL DAMAGES (INCLUDING, BUT NOT LIMITED TO, PROCUREMENT OF SUBSTITUTE GOODS OR SERVICES; <text:s text:c="2"/>LOSS OF USE, DATA, OR PROFITS; OR BUSINESS INTERRUPTION) HOWEVER CAUSED AND ON <text:s/>ANY THEORY OF LIABILITY, WHETHER IN CONTRACT, STRICT LIABILITY, OR TORT (INCLUDING NEGLIGENCE OR OTHERWISE) ARISING IN ANY WAY OUT OF THE USE OF THIS <text:s/>SOFTWARE, EVEN IF ADVISED OF THE POSSIBILITY OF SUCH DAMAGE.</text:p>
      <text:h text:style-name="P63" text:outline-level="1"><text:bookmark-start text:name="__RefHeading___Toc123_2086811642"/><text:span text:style-name="T26">2</text:span>. <text:span text:style-name="T6">Hardware connection</text:span> setting<text:span text:style-name="T3">s</text:span><text:bookmark-end text:name="__RefHeading___Toc123_2086811642"/></text:h>
      <text:p text:style-name="P50"/>
      <text:h text:style-name="Heading_20_2" text:outline-level="2"><text:bookmark-start text:name="__RefHeading___Toc1055_887030428"/>2.1 RFID / NANO reader<text:bookmark-end text:name="__RefHeading___Toc1055_887030428"/></text:h>
      <text:p text:style-name="P52"><text:bookmark-start text:name="__DdeLink__1051_887030428"/><text:span text:style-name="T13">S</text:span><text:span text:style-name="T12">et the onboard switch to HW-UART and connect with lose wires.</text:span><text:bookmark-end text:name="__DdeLink__1051_887030428"/></text:p>
      <text:p text:style-name="P7"/>
      <text:p text:style-name="P26">RFID reader <text:s text:c="9"/>ESP32 thing (Serial2 is used)</text:p>
      <text:p text:style-name="P26"><text:s text:c="5"/>GND ----------------- <text:s text:c="2"/>GND</text:p>
      <text:p text:style-name="P26"><text:s text:c="5"/>UART TX ---- LS----- <text:s/>16 <text:s text:c="5"/>(LS = level shifter !!)</text:p>
      <text:p text:style-name="P27"><text:s text:c="5"/>UART RX ------------- <text:s/>17</text:p>
      <text:p text:style-name="P27"/>
      <text:p text:style-name="P27">The reader is external powered in my case. </text:p>
      <text:p text:style-name="P26"/>
      <text:p text:style-name="P47">WARNING!! WARNING !!WARNING!! WARNING !!WARNING!!</text:p>
      <text:p text:style-name="P26"/>
      <text:p text:style-name="P26">The NANO M6E needs at least 3.7V VCC. It will not work stable on 3.3V.</text:p>
      <text:p text:style-name="P26"><text:s/></text:p>
      <text:p text:style-name="P26">If you connect to the 5V (USB-V) you MUST use a level shifter for the for RX line from RFID reader to the ESP32. <text:s/>The pins on the ESP-32 can only handle 3V3 signals !!</text:p>
      <text:p text:style-name="P26"><text:s/></text:p>
      <text:p text:style-name="P27">The RFID RX line, TX / pin 17 from ESP32, actually does not need a level shifter. The 3V3 that is coming from the ESP32 works good for the Nano. HOWEVER for the TX FROM the Nano, did not work well with that level shifter (<text:a xlink:type="simple" xlink:href="https://www.sparkfun.com/products/12009" text:style-name="Internet_20_link" text:visited-style-name="Visited_20_Internet_20_Link">https://www.sparkfun.com/products/12009</text:a>)</text:p>
      <text:p text:style-name="P26"><text:span text:style-name="T29">Apparently</text:span> the level shifter on the Nano and this level shifter do not work well together. So I made it working with resistors: </text:p>
      <text:p text:style-name="P26"><text:s/></text:p>
      <text:p text:style-name="P26"><text:s text:c="19"/>______ <text:s text:c="13"/>_____</text:p>
      <text:p text:style-name="P26"><text:s text:c="2"/>GND ------| 10K <text:s/>|-----!---- | 5k6 |------ <text:s/>TX from Nano</text:p>
      <text:p text:style-name="P26"><text:s text:c="20"/>-------- <text:s text:c="6"/>! <text:s text:c="6"/>------- <text:s/></text:p>
      <text:p text:style-name="P26"><text:s text:c="38"/>!</text:p>
      <text:p text:style-name="P26"><text:s text:c="27"/>pin 16 (ESP32)</text:p>
      <text:h text:style-name="Heading_20_2" text:outline-level="2"><text:bookmark-start text:name="__RefHeading___Toc1057_887030428"/>2.<text:span text:style-name="T39">2</text:span> <text:s/>Optional temperature sensor (DS18x20 family) <text:bookmark-end text:name="__RefHeading___Toc1057_887030428"/></text:h>
      <text:p text:style-name="P26"/>
      <text:p text:style-name="P26"><text:s text:c="18"/>DS18x20 <text:s text:c="10"/>ESP32 thing</text:p>
      <text:p text:style-name="P26"><text:s text:c="5"/>____ <text:s text:c="5"/>GND <text:s text:c="2"/>------------- GND</text:p>
      <text:p text:style-name="P26"><text:s/>.--| 4k7 |-- <text:s/>VCC /red --------- <text:s/>3V3</text:p>
      <text:p text:style-name="P26"><text:s/>| <text:s text:c="2"/>‘-----’ </text:p>
      <text:p text:style-name="P26"><text:s/>‘----------- <text:s text:c="2"/>data/yellow ------- <text:s text:c="3"/>4 </text:p>
      <text:p text:style-name="P26"/>
      <text:p text:style-name="P26">You MUST connect a resistor of 4K7 between data and VCC for pull-up.</text:p>
      <text:p text:style-name="P26"><text:s/></text:p>
      <text:p text:style-name="P26"><text:span text:style-name="T7">WARNING!! WARNING !!WARNING!! WARNING !!WARNING!! </text:span></text:p>
      <text:p text:style-name="P26"/>
      <text:p text:style-name="P26">The DS18B20 works with VCC between 3 and 5V. It works fine on 3.3V however if connected to 5V you MUST include a level shifter or making a bridge with resistors like below</text:p>
      <text:p text:style-name="P27"><text:s text:c="19"/>______ <text:s text:c="13"/>_____</text:p>
      <text:p text:style-name="P27"><text:s text:c="2"/>GND ------| 10K <text:s/>|-----!---- | 5k6 |------ data/yellow from DS18x20</text:p>
      <text:p text:style-name="P27"><text:s text:c="20"/>-------- <text:s text:c="6"/>! <text:s text:c="6"/>------- <text:s/></text:p>
      <text:p text:style-name="P27"><text:s text:c="38"/>!</text:p>
      <text:p text:style-name="P27"><text:s text:c="26"/>pin 4 (ESP32)</text:p>
      <text:p text:style-name="P26"><text:s/></text:p>
      <text:h text:style-name="P60" text:outline-level="1"><text:bookmark-start text:name="__RefHeading___Toc346_2494369785"/><text:soft-page-break/><text:span text:style-name="T26">3</text:span>. Software drivers<text:bookmark-end text:name="__RefHeading___Toc346_2494369785"/></text:h>
      <text:p text:style-name="P28">The sketch is depending on the following libraries and they must have been installed before.</text:p>
      <text:p text:style-name="P29"/>
      <text:h text:style-name="Heading_20_2" text:outline-level="2"><text:bookmark-start text:name="__RefHeading___Toc1067_887030428"/><text:span text:style-name="T40">3.1 </text:span>Array handling<text:bookmark-end text:name="__RefHeading___Toc1067_887030428"/></text:h>
      <text:p text:style-name="P29"><text:a xlink:type="simple" xlink:href="https://github.com/janelia-arduino/Vector.git" text:style-name="Internet_20_link" text:visited-style-name="Visited_20_Internet_20_Link">https://github.com/janelia-arduino/Vector.git</text:a></text:p>
      <text:p text:style-name="P29"/>
      <text:p text:style-name="P49">The array is handled with Vector <text:span text:style-name="T40">routines</text:span>. It handles easily and keeps the code clean.</text:p>
      <text:h text:style-name="Heading_20_2" text:outline-level="2"><text:bookmark-start text:name="__RefHeading___Toc1069_887030428"/><text:span text:style-name="T40">3.2 </text:span>RFID NANO <text:s/><text:bookmark-end text:name="__RefHeading___Toc1069_887030428"/></text:h>
      <text:p text:style-name="P29"><text:a xlink:type="simple" xlink:href="https://github.com/sparkfun/SparkFun_Simultaneous_RFID_Tag_Reader_Library" text:style-name="Internet_20_link" text:visited-style-name="Visited_20_Internet_20_Link">https://github.com/sparkfun/SparkFun_Simultaneous_RFID_Tag_Reader_Library</text:a></text:p>
      <text:p text:style-name="P44"/>
      <text:p text:style-name="P30">Code for the RFID is based on the <text:span text:style-name="T30">examples in the </text:span>Sparkfun library</text:p>
      <text:p text:style-name="P44"/>
      <text:p text:style-name="P44">Unlike other projects with the RFID NANO reader, I have not connected with SoftSerial but use Serial2 port on the ESP32. See Appendix B for some challenges with softSerial.</text:p>
      <text:h text:style-name="Heading_20_2" text:outline-level="2"><text:bookmark-start text:name="__RefHeading___Toc1071_887030428"/><text:span text:style-name="T40">3.3 Temperature</text:span> sensor <text:bookmark-end text:name="__RefHeading___Toc1071_887030428"/></text:h>
      <text:p text:style-name="P29"><text:a xlink:type="simple" xlink:href="https://github.com/PaulStoffregen/OneWire" text:style-name="Internet_20_link" text:visited-style-name="Visited_20_Internet_20_Link">https://github.com/PaulStoffregen/OneWire</text:a></text:p>
      <text:p text:style-name="P28"/>
      <text:p text:style-name="P30">Code for the DS18x20 is based on the DS18x20 example in the onewire library</text:p>
      <text:p text:style-name="P30"/>
      <text:p text:style-name="P33"><text:span text:style-name="T7">The ONEWIRE library needs a change.</text:span> Otherwise it will NOT detect the sensor first time around and/or it will have miss readings. This is documented in Appendix A.</text:p>
      <text:p text:style-name="P28"/>
      <text:p text:style-name="P28"/>
      <text:p text:style-name="P42"/>
      <text:h text:style-name="P61" text:outline-level="1"/>
      <text:h text:style-name="P63" text:outline-level="1"><text:bookmark-start text:name="__RefHeading___Toc240_2180461087"/><text:span text:style-name="T26">4</text:span>. Program flow<text:bookmark-end text:name="__RefHeading___Toc240_2180461087"/></text:h>
      <text:p text:style-name="Contents_20_Heading"><text:bookmark-start text:name="__RefHeading___Toc3489_2494369785"/>Sketch: <text:s/><text:span text:style-name="T35">ESP32_RFIDSERVER_Vector</text:span><text:bookmark-end text:name="__RefHeading___Toc3489_2494369785"/></text:p>
      <text:p text:style-name="P31"/>
      <text:p text:style-name="P36"><text:span text:style-name="T9">Code for the WIFI is based on the ESP32 example AdvancedWebservers sketch. </text:span>At the top of the sketch a number of options can be set. <text:span text:style-name="T18">They are self explaining or documented in the sketch. Following is a list of parameters:</text:span> <text:s/></text:p>
      <text:h text:style-name="Heading_20_2" text:outline-level="2"><text:bookmark-start text:name="__RefHeading___Toc1016_887030428"/>4.1 MUST change parameters <text:bookmark-end text:name="__RefHeading___Toc1016_887030428"/></text:h>
      <text:p text:style-name="P38">for WIFI :</text:p>
      <text:p text:style-name="P35"><text:span text:style-name="T32"><text:tab/>const char mySSID[] = "ssid";</text:span></text:p>
      <text:p text:style-name="P35"><text:span text:style-name="T32"><text:tab/>const char myPSK[] = "password"; </text:span></text:p>
      <text:p text:style-name="P38"/>
      <text:p text:style-name="P38">for RFID/NANO:</text:p>
      <text:p text:style-name="P38"><text:tab/>RFID_Region</text:p>
      <text:p text:style-name="P38"/>
      <text:p text:style-name="P38">for (optional) TEMPERATURE SENSOR</text:p>
      <text:p text:style-name="P38"><text:tab/>TEMP_PIN</text:p>
      <text:h text:style-name="Heading_20_2" text:outline-level="2"><text:bookmark-start text:name="__RefHeading___Toc1018_887030428"/>4.2 Optional parameters <text:bookmark-end text:name="__RefHeading___Toc1018_887030428"/></text:h>
      <text:p text:style-name="P38">for WIFI :</text:p>
      <text:p text:style-name="P38"><text:tab/>WIFI_PORT 80</text:p>
      <text:p text:style-name="P38"><text:tab/>MDNS_NAME</text:p>
      <text:p text:style-name="P38"/>
      <text:p text:style-name="P38">for RFID/NANO</text:p>
      <text:p text:style-name="P38"><text:tab/>RFID_SERIAL_SPEED</text:p>
      <text:p text:style-name="P38"><text:tab/>RFID_POWER</text:p>
      <text:p text:style-name="P38"/>
      <text:p text:style-name="P38">for console/serial connection</text:p>
      <text:p text:style-name="P38"><text:tab/>SERIAL</text:p>
      <text:p text:style-name="P38"/>
      <text:p text:style-name="P38">for array size</text:p>
      <text:p text:style-name="P38"><text:tab/>EPC_COUNT</text:p>
      <text:p text:style-name="P38"><text:tab/>EPC_ENTRY</text:p>
      <text:p text:style-name="P35"/>
      <text:p text:style-name="P39">for HTML buffer</text:p>
      <text:p text:style-name="P39"><text:tab/>HTML_BUFFER</text:p>
      <text:p text:style-name="P39"/>
      <text:p text:style-name="P39"><text:span text:style-name="T18">There is debug variable: </text:span><text:span text:style-name="T8">PRMDEBUG : </text:span><text:span text:style-name="T18">if it will provide sketch flow information.</text:span></text:p>
      <text:p text:style-name="P35"/>
      <text:p text:style-name="P35"><text:s text:c="2"/><text:tab/>0 = no debug information</text:p>
      <text:p text:style-name="P35"><text:s text:c="2"/><text:tab/>1 = tag info found</text:p>
      <text:p text:style-name="P35"><text:s text:c="2"/><text:tab/>2 = 1 + program flow + temperature <text:span text:style-name="T21">reading info</text:span></text:p>
      <text:p text:style-name="P35"><text:s text:c="2"/><text:tab/>3 = 2 + Nano debug <text:span text:style-name="T22">information</text:span></text:p>
      <text:h text:style-name="P58" text:outline-level="2"/>
      <text:h text:style-name="P59" text:outline-level="2"><text:bookmark-start text:name="__RefHeading___Toc1020_887030428"/>4.<text:span text:style-name="T33">3</text:span> <text:span text:style-name="T33">program flow</text:span> <text:bookmark-end text:name="__RefHeading___Toc1020_887030428"/></text:h>
      <text:p text:style-name="P12">The program flow is straight forward : In setup <text:span text:style-name="T5">first </text:span>initialize and connect to the Nano / RFID reader<text:span text:style-name="T9"> and clear the array to store the unique EPC. <text:s/>If a onewire-pin was defined (TEMP_PIN) then it will try to connect. After this </text:span>the ESP<text:span text:style-name="T33">32</text:span> <text:span text:style-name="T21">thing will be connected to</text:span> the local network. <text:span text:style-name="T21">Then it loop</text:span> wait for <text:span text:style-name="T10">an EPC to arrive or </text:span>client to connect. This client can be a browser.</text:p>
      <text:p text:style-name="P9"/>
      <text:p text:style-name="P10"><text:span text:style-name="T21">T</text:span>he command <text:span text:style-name="T5">is</text:span> <text:span text:style-name="T4">provided</text:span> as part of the URL, like 192.168.1.134/<text:span text:style-name="T32">epc</text:span>_cnt or <text:s/>192.168.1.134?<text:span text:style-name="T32">epc</text:span>_cnt <text:s/><text:span text:style-name="T4">The sketch will act on these parameters from the driver. It will then provide a HTML code page with the answer. In case of <text:s/></text:span>192.168.1.134/get_<text:span text:style-name="T4">epc, were it will respond will all the unique EPC’s discovered.</text:span></text:p>
      <text:p text:style-name="P10"/>
      <text:p text:style-name="P18">Command<text:span text:style-name="T19">s</text:span> that can be submitted :</text:p>
      <text:p text:style-name="P53"><text:span text:style-name="T15">epc_cnt <text:s/></text:span><text:span text:style-name="T12"><text:s text:c="8"/>: return the number of unique EPC's detected</text:span></text:p>
      <text:p text:style-name="P53"><text:span text:style-name="T15">epc_num </text:span><text:span text:style-name="T12"><text:s text:c="7"/>: returns the unique EPC numbers comma seperated(EPC NUMBER,)</text:span></text:p>
      <text:p text:style-name="P53"><text:span text:style-name="T15">epc_dct <text:s text:c="2"/></text:span><text:span text:style-name="T12"><text:s text:c="7"/>: same as epc_num, but will add to each EPC how often detected (NUMBER:##,)</text:span></text:p>
      <text:p text:style-name="P53"><text:span text:style-name="T15">epc_all </text:span><text:span text:style-name="T12"><text:s text:c="10"/>: get_cnt + epc_dct commands</text:span></text:p>
      <text:p text:style-name="P53"><text:span text:style-name="T15">epc_clr </text:span><text:span text:style-name="T12"><text:s text:c="10"/>: will remove the EPC's from the array after the next epc_num command</text:span></text:p>
      <text:p text:style-name="P53"><text:span text:style-name="T15">force_epc_clr </text:span><text:span text:style-name="T12"><text:s/>: will clear all the EPC's from the array immediately</text:span></text:p>
      <text:p text:style-name="P53"><text:span text:style-name="T12"/></text:p>
      <text:p text:style-name="P53"><text:span text:style-name="T12">Optional if you had also connected a DS18x20 temperature sensor :</text:span></text:p>
      <text:p text:style-name="P53"><text:span text:style-name="T16">tmp</text:span><text:span text:style-name="T15">_c </text:span><text:span text:style-name="T12"><text:s text:c="8"/>: returns temperature in </text:span><text:span text:style-name="T14">Celsius</text:span></text:p>
      <text:p text:style-name="P53"><text:span text:style-name="T16">tmp</text:span><text:span text:style-name="T15">_f </text:span><text:span text:style-name="T12"><text:s text:c="8"/>: returns temperature in Fahrenheit</text:span></text:p>
      <text:p text:style-name="P32"/>
      <text:p text:style-name="P37">Another <text:span text:style-name="T23">nice </text:span>aspect of the AdvandcedWebServer it the MDNS, <text:span text:style-name="T26">Multicast DNS</text:span> . <text:span text:style-name="T23">In case your PC supports this (and many do) you do not have to remember the IP address but can connect : </text:span><text:a xlink:type="simple" xlink:href="http://rfid.local/" text:style-name="Internet_20_link" text:visited-style-name="Visited_20_Internet_20_Link"><text:span text:style-name="T23">http://rfid.local</text:span></text:a><text:span text:style-name="T23">. (the name can be changed in the top of the sketch) . So a command looks like </text:span><text:a xlink:type="simple" xlink:href="http://rfid.local/epc_cnt" text:style-name="Internet_20_link" text:visited-style-name="Visited_20_Internet_20_Link"><text:span text:style-name="T23">http://rfid.local/epc_cnt</text:span></text:a><text:span text:style-name="T23">. For more detail see </text:span><text:s/><text:a xlink:type="simple" xlink:href="https://en.wikipedia.org/wiki/Multicast_DNS" text:style-name="Internet_20_link" text:visited-style-name="Visited_20_Internet_20_Link">https://en.wikipedia.org/wiki/Multicast_DNS</text:a> <text:span text:style-name="T27">or </text:span><text:a xlink:type="simple" xlink:href="http://www.multicastdns.org/" text:style-name="Internet_20_link" text:visited-style-name="Visited_20_Internet_20_Link"><text:span text:style-name="T27">http://www.multicastdns.org/</text:span></text:a></text:p>
      <text:p text:style-name="P20"/>
      <text:p text:style-name="P48"/>
      <text:p text:style-name="P18"/>
      <text:p text:style-name="P18"/>
      <text:h text:style-name="P62" text:outline-level="1"><text:bookmark-start text:name="__RefHeading___Toc1214_2494369785"/><text:span text:style-name="T26">5</text:span>. sub-routine descriptions<text:bookmark-end text:name="__RefHeading___Toc1214_2494369785"/></text:h>
      <text:p text:style-name="P4">WIFI routine</text:p>
      <text:p text:style-name="P8">init_wifi()<text:tab/><text:tab/>: <text:span text:style-name="T23">connect, set parameter to check and MDNS</text:span></text:p>
      <text:p text:style-name="P11"/>
      <text:p text:style-name="P5">RFID reader</text:p>
      <text:p text:style-name="P8"><text:span text:style-name="T30">Init</text:span>_RFID() <text:s text:c="3"/><text:tab/><text:tab/>: initialize the connection with Nano</text:p>
      <text:p text:style-name="P11">setupNano<text:span text:style-name="T11">() <text:s text:c="11"/><text:tab/>: set the parameters in the Nano</text:span></text:p>
      <text:p text:style-name="P13">Check_EPC() <text:s text:c="8"/><text:tab/>: read content send by the Nano</text:p>
      <text:p text:style-name="P11"/>
      <text:p text:style-name="P6"><text:span text:style-name="T23">Temperature </text:span><text:s/><text:span text:style-name="T23">sensor</text:span></text:p>
      <text:p text:style-name="P15">init_tmp()<text:tab/><text:tab/>: <text:span text:style-name="T23">detect sensor of DS18x20 family </text:span></text:p>
      <text:p text:style-name="P15">read_Temperature()<text:tab/>: <text:span text:style-name="T23">read temperature and return Celsius or Fahrenheit</text:span></text:p>
      <text:p text:style-name="P15"/>
      <text:p text:style-name="P5">ARRAY handling</text:p>
      <text:p text:style-name="P11">Array_Init()<text:tab/><text:tab/>: <text:span text:style-name="T31">Initialize array / vector</text:span></text:p>
      <text:p text:style-name="P11">Array_Cnt()<text:tab/><text:tab/>: <text:span text:style-name="T31">return count of EPC in array</text:span></text:p>
      <text:p text:style-name="P11">Array_Clr()<text:tab/><text:tab/>: <text:span text:style-name="T31">remove all entries/clear array</text:span></text:p>
      <text:p text:style-name="P11">Array_Add()<text:tab/><text:tab/>: <text:span text:style-name="T31">Add an EPC to the array, if not there already</text:span></text:p>
      <text:p text:style-name="P11">Array_Rmv_Entry() <text:tab/>: <text:span text:style-name="T31">remove ONE entry from the array</text:span></text:p>
      <text:p text:style-name="P14"/>
      <text:p text:style-name="P5">Command handling</text:p>
      <text:p text:style-name="P14">handleRoot<text:span text:style-name="T24">()<text:tab/><text:tab/>: create return page in case of 192.168.1.134/</text:span></text:p>
      <text:p text:style-name="P16">handleNotFound()<text:tab/>: <text:span text:style-name="T24">create return page in case of invalid command.</text:span></text:p>
      <text:p text:style-name="P21"><text:span text:style-name="T31">epc_</text:span>clr()<text:tab/><text:tab/>: perform action and create return page in case of /<text:span text:style-name="T31">epc_clr</text:span></text:p>
      <text:p text:style-name="P21">force_<text:span text:style-name="T31">epc_</text:span>clr()<text:tab/>: perform action and create return page in case of /<text:span text:style-name="T31">force</text:span>_<text:span text:style-name="T31">epc_</text:span>cl<text:span text:style-name="T31">r</text:span></text:p>
      <text:p text:style-name="P21">epc_<text:span text:style-name="T31">cnt</text:span>()<text:tab/><text:tab/>: perform action and create return page in case of /epc_<text:span text:style-name="T31">cnt</text:span></text:p>
      <text:p text:style-name="P21">epc_<text:span text:style-name="T31">num</text:span>()<text:tab/><text:tab/>: perform action and create return page in case of /epc_<text:span text:style-name="T31">num</text:span></text:p>
      <text:p text:style-name="P22">epc_<text:span text:style-name="T31">dct</text:span>()<text:tab/><text:tab/>: <text:span text:style-name="T31">same as epc_num() but add how often detected.</text:span></text:p>
      <text:p text:style-name="P22">epc_<text:span text:style-name="T31">all</text:span>()<text:tab/><text:tab/>: <text:span text:style-name="T31">same as epc_cnt + epc_dct().</text:span></text:p>
      <text:p text:style-name="P16">get_temp_f()<text:tab/><text:tab/>: <text:span text:style-name="T24">perform action in case of /tmp_f</text:span></text:p>
      <text:p text:style-name="P16">get_temp_<text:span text:style-name="T24">c</text:span>()<text:tab/><text:tab/>: <text:span text:style-name="T24">perform action in case of /tmp_c</text:span></text:p>
      <text:p text:style-name="P16">get_temp()<text:tab/><text:tab/>: <text:span text:style-name="T24">read the temperature and create return page in case of temp_f or temp_c</text:span></text:p>
      <text:p text:style-name="P16"/>
      <text:p text:style-name="P5">General</text:p>
      <text:p text:style-name="P14">serialTrigger()<text:tab/><text:tab/>: display message and wait for Serial input</text:p>
      <text:p text:style-name="P40"/>
      <text:h text:style-name="P62" text:outline-level="1"><text:bookmark-start text:name="__RefHeading___Toc1038_887030428"/>Appendix A: changes to ONEWIRE<text:bookmark-end text:name="__RefHeading___Toc1038_887030428"/></text:h>
      <text:p text:style-name="P39"/>
      <text:p text:style-name="P54">To get around that the IRAM_ATTR had to be added. <text:span text:style-name="T36">It will make sure that this code is stored in RAM and not loaded from ROM. This is important given the microseconds timing that is critical for one-wire. <text:s/></text:span>As I use the library on different boards and want to keep one source the following 3 changes can be applied:</text:p>
      <text:p text:style-name="P55"><text:span text:style-name="T7">in Onewire.h (around line 99)</text:span></text:p>
      <text:p text:style-name="P56">change </text:p>
      <text:p text:style-name="P57"><text:tab/>void write_bit(uint8_t v);</text:p>
      <text:p text:style-name="P57"><text:tab/>uint8_t read_bit(void);</text:p>
      <text:p text:style-name="P55"><text:span text:style-name="T38">to :</text:span><text:line-break/>// Write a bit. The bus is always left powered at the end, see<text:line-break/>// note in write() about that.<text:line-break/>#if defined (ARDUINO_ARCH_ESP32)<text:line-break/>void IRAM_ATTR write_bit(uint8_t v);<text:line-break/>#else<text:line-break/>void write_bit(uint8_t v);<text:line-break/>#endif</text:p>
      <text:p text:style-name="Text_20_body">#if defined (ARDUINO_ARCH_ESP32)<text:line-break/>uint8_t IRAM_ATTR read_bit(void);<text:line-break/>#else<text:line-break/>uint8_t read_bit(void);<text:line-break/>#endif</text:p>
      <text:p text:style-name="Text_20_body"><text:span text:style-name="T7">in onewire.cpp (around line 204):</text:span><text:line-break/><text:span text:style-name="T37">change</text:span><text:line-break/><text:tab/>void OneWire::write_bit(uint8_t v)<text:line-break/><text:span text:style-name="T37">to</text:span><text:line-break/>#if defined(ARDUINO_ARCH_ESP32)<text:line-break/>void IRAM_ATTR OneWire::write_bit(uint8_t v)<text:line-break/>#else<text:line-break/>void OneWire::write_bit(uint8_t v)<text:line-break/>#endif</text:p>
      <text:p text:style-name="Text_20_body"><text:span text:style-name="T7">in onewire.cpp (around line 236)</text:span><text:line-break/><text:span text:style-name="T37">change</text:span><text:line-break/><text:tab/>uint8_t OneWire::read_bit(void)<text:line-break/><text:span text:style-name="T37">to</text:span><text:line-break/>#if defined(ARDUINO_ARCH_ESP32)<text:line-break/>uint8_t IRAM_ATTR OneWire::read_bit(void)<text:line-break/>#else<text:line-break/>uint8_t OneWire::read_bit(void)<text:line-break/>#endif</text:p>
      <text:p text:style-name="P42"/>
      <text:p text:style-name="P42"/>
      <text:h text:style-name="P62" text:outline-level="1"><text:bookmark-start text:name="__RefHeading___Toc1040_887030428"/>Appendix B. SoftSerial <text:span text:style-name="T35">challenge</text:span><text:bookmark-end text:name="__RefHeading___Toc1040_887030428"/></text:h>
      <text:p text:style-name="P42"/>
      <text:p text:style-name="P42">The ESP32 has 3 serial ports and as such the library does NOT have SoftSerial included by default. Based on the softserial from <text:a xlink:type="simple" xlink:href="https://github.com/jdollar/espsoftwareserial" text:style-name="Internet_20_link" text:visited-style-name="Visited_20_Internet_20_Link">https://github.com/jdollar/espsoftwareserial</text:a>, which in turn is based on the Arduino software serial library for the ESP8266 found here <text:a xlink:type="simple" xlink:href="https://github.com/plerup/espsoftwareserial" text:style-name="Internet_20_link" text:visited-style-name="Visited_20_Internet_20_Link">https://github.com/plerup/espsoftwareserial</text:a></text:p>
      <text:p text:style-name="P42"/>
      <text:p text:style-name="P42">The softserial from Jdollar could not be compile. Once that fixed it hang and paniced constant and was working very unstable on Sparkfun ESP32 Thing. Unfortunately one can not provide issues on the github and the code is now 2 years old.</text:p>
      <text:p text:style-name="P42"/>
      <text:p text:style-name="P42">A number of changes have been applied to make it work:</text:p>
      <text:p text:style-name="P42"/>
      <text:list xml:id="list2973498144" text:style-name="L1">
        <text:list-item>
          <text:p text:style-name="P46">Only enableRX after the speed is set to prevent "hang"</text:p>
        </text:list-item>
        <text:list-item>
          <text:p text:style-name="P46">The disable of interrupts has been implemented that it really works during RX and TX</text:p>
        </text:list-item>
        <text:list-item>
          <text:p text:style-name="P46">The timing for bit-banging RX has been adjusted to be more accurate</text:p>
        </text:list-item>
        <text:list-item>
          <text:p text:style-name="P46">The reset for GPIO detected interrupts now works (caused panic)</text:p>
        </text:list-item>
        <text:list-item>
          <text:p text:style-name="P46">Added yield() for low baudrate in the wait during TX (taken from ESP8266)</text:p>
        </text:list-item>
        <text:list-item>
          <text:p text:style-name="P46">Extend default RX-buffer size from 64 to 128 bytes (there is enough RAM)</text:p>
          <text:p text:style-name="P43"/>
        </text:list-item>
      </text:list>
      <text:p text:style-name="P42">MAKE SURE TO ADJUST also the following in cores ESP.cpp. It must be set for IRAM_ATTR as it is called during interrupt:</text:p>
      <text:p text:style-name="P42"/>
      <text:p text:style-name="P45">line 103 uint32_t IRAM_ATTR EspClass::getCycleCount() // is called from interrupt !</text:p>
      <text:p text:style-name="P42"/>
      <text:p text:style-name="P42">I have posted my updated version on : <text:a xlink:type="simple" xlink:href="https://github.com/paulvha/ESP32/tree/master/softserial" text:style-name="Internet_20_link" text:visited-style-name="Visited_20_Internet_20_Link">https://github.com/paulvha/ESP32/tree/master/softserial</text:a></text:p>
      <text:p text:style-name="P42"/>
      <text:p text:style-name="P42">It now works OK-ish, most of the time. But do not expect it to work above 56K (stretch already !!)</text:p>
      <text:p text:style-name="P42"/>
      <text:p text:style-name="P42">It is still better to use any of the three serial interfaces, which are supported by a real uart. The nice aspect is that the pins of each UART/Serial can be assigned to nearly all pins on the ESP32. The pins 9 and 10, default for Serial1, on SparkFun ESP32 Thing are used for flash memory. However as the pins can be assigned for Serial, one can still use Serial1 port bu then on other pins ( e.g. 25 and 26).</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0d" officeooo:paragraph-rsid="0035a10d"/>
    </style:style>
    <style:style style:name="MT1" style:family="text">
      <style:text-properties officeooo:rsid="00507427"/>
    </style:style>
    <style:style style:name="MT2" style:family="text">
      <style:text-properties officeooo:rsid="0037087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Nano/WIFI/<text:span text:style-name="MT1">ESP32 Thing</text:span><text:tab/>page <text:page-number text:select-page="current">9</text:page-number><text:s/>of <text:page-count>9</text:page-count><text:tab/>Version 1.<text:span text:style-name="MT2">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22:00:02.471304920</meta:creation-date>
    <dc:date>2018-12-28T15:20:23.848524779</dc:date>
    <meta:editing-duration>PT8H43M13S</meta:editing-duration>
    <meta:editing-cycles>40</meta:editing-cycles>
    <meta:generator>LibreOffice/6.0.3.2$Linux_X86_64 LibreOffice_project/00m0$Build-2</meta:generator>
    <meta:document-statistic meta:table-count="0" meta:image-count="0" meta:object-count="0" meta:page-count="9" meta:paragraph-count="186" meta:word-count="2035" meta:character-count="12943" meta:non-whitespace-character-count="10512"/>
  </office:meta>
</office:document-meta>
</file>